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5aa08" officeooo:paragraph-rsid="0005aa08"/>
    </style:style>
    <style:style style:name="P2" style:family="paragraph" style:parent-style-name="Standard">
      <style:text-properties officeooo:paragraph-rsid="0005aa08"/>
    </style:style>
    <style:style style:name="P3" style:family="paragraph" style:parent-style-name="Standard">
      <style:text-properties officeooo:rsid="0006a66a" officeooo:paragraph-rsid="0006a66a"/>
    </style:style>
    <style:style style:name="P4" style:family="paragraph" style:parent-style-name="Standard" style:list-style-name="L1">
      <style:text-properties officeooo:rsid="0005aa08" officeooo:paragraph-rsid="0005aa08"/>
    </style:style>
    <style:style style:name="P5" style:family="paragraph" style:parent-style-name="Standard" style:list-style-name="L1">
      <style:text-properties officeooo:rsid="0008a458" officeooo:paragraph-rsid="0008a458"/>
    </style:style>
    <style:style style:name="P6" style:family="paragraph" style:parent-style-name="Standard" style:list-style-name="L1">
      <style:text-properties officeooo:rsid="0008a458" officeooo:paragraph-rsid="000a4341"/>
    </style:style>
    <style:style style:name="P7" style:family="paragraph" style:parent-style-name="Standard" style:list-style-name="L1">
      <style:text-properties officeooo:rsid="000a4341" officeooo:paragraph-rsid="000a4341"/>
    </style:style>
    <style:style style:name="T1" style:family="text">
      <style:text-properties officeooo:rsid="0005aa08"/>
    </style:style>
    <style:style style:name="T2" style:family="text">
      <style:text-properties officeooo:rsid="0008a458"/>
    </style:style>
    <style:style style:name="T3" style:family="text">
      <style:text-properties officeooo:rsid="000a4341"/>
    </style:style>
    <style:style style:name="T4" style:family="text">
      <style:text-properties officeooo:rsid="000c545b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as de Aula:</text:p>
      <text:p text:style-name="P1"/>
      <text:p text:style-name="P1">Ordem de criação (convenção) dos elementos de classes.</text:p>
      <text:list xml:id="list3187820217" text:style-name="L1">
        <text:list-item>
          <text:p text:style-name="P4"><text:span text:style-name="T3">Variáveis</text:span> de instância;</text:p>
        </text:list-item>
        <text:list-item>
          <text:p text:style-name="P4">Constantes;</text:p>
        </text:list-item>
        <text:list-item>
          <text:p text:style-name="P4"><text:span text:style-name="T4">Variáveis</text:span> estáticas;</text:p>
        </text:list-item>
        <text:list-item>
          <text:p text:style-name="P4"><text:span text:style-name="T2">C</text:span>onstrutores;</text:p>
        </text:list-item>
        <text:list-item>
          <text:p text:style-name="P6">Métodos Públicos:</text:p>
          <text:list>
            <text:list-item>
              <text:p text:style-name="P7">Métodos de Instância:</text:p>
              <text:list>
                <text:list-item>
                  <text:p text:style-name="P6"><text:span text:style-name="T3">Todos os métodos de Instância (Gets(), Sets(), toString());</text:span></text:p>
                </text:list-item>
                <text:list-item>
                  <text:p text:style-name="P6"><text:span text:style-name="T3">Todos os outros métodos de instância;</text:span></text:p>
                </text:list-item>
              </text:list>
            </text:list-item>
            <text:list-item>
              <text:p text:style-name="P4">Todos os métodos de Classe (static);</text:p>
            </text:list-item>
          </text:list>
        </text:list-item>
        <text:list-item>
          <text:p text:style-name="P5">Métodos Privados:</text:p>
          <text:list>
            <text:list-item>
              <text:p text:style-name="P5">Métodos de Instância;</text:p>
            </text:list-item>
            <text:list-item>
              <text:p text:style-name="P5">Métodos de Classe;</text:p>
            </text:list-item>
          </text:list>
        </text:list-item>
      </text:list>
      <text:p text:style-name="P2"/>
      <text:p text:style-name="P3">sout(a1.toString) === sout(a1)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0T12:05:24.471653431</meta:creation-date>
    <dc:date>2020-11-04T09:46:42.057721489</dc:date>
    <meta:editing-duration>PT19M47S</meta:editing-duration>
    <meta:editing-cycles>7</meta:editing-cycles>
    <meta:generator>LibreOffice/6.1.5.2$Linux_X86_64 LibreOffice_project/10$Build-2</meta:generator>
    <meta:document-statistic meta:table-count="0" meta:image-count="0" meta:object-count="0" meta:page-count="1" meta:paragraph-count="15" meta:word-count="66" meta:character-count="435" meta:non-whitespace-character-count="384"/>
  </office:meta>
</office:document-meta>
</file>